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ntarell" fo:font-size="13pt" style:font-size-asian="13pt" style:font-size-complex="13pt"/>
    </style:style>
    <style:style style:name="P2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3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3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3">
      <style:paragraph-properties fo:line-height="100%"/>
      <style:text-properties fo:font-variant="normal" fo:text-transform="none" fo:color="#222222" style:font-name="Cantarell" fo:font-size="13pt" fo:letter-spacing="normal" fo:font-style="normal" fo:font-weight="normal" style:font-size-asian="13pt" style:font-size-complex="13pt"/>
    </style:style>
    <style:style style:name="T1" style:family="text">
      <style:text-properties style:font-name="Cantarell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tab/><text:tab/>Work Report ( period 1.2.2014 to 28.2.2014) by RRU</text:span></text:p>
      <text:list xml:id="list1764369049" text:style-name="L1">
        <text:list-header>
          <text:p text:style-name="P2"/>
        </text:list-header>
      </text:list>
      <text:list xml:id="list294378331" text:style-name="L3">
        <text:list-item>
          <text:list>
            <text:list-item>
              <text:list>
                <text:list-item>
                  <text:p text:style-name="P4">Performed GCC duty as per GCC schedule.</text:p>
                  <text:p text:style-name="P5"/>
                </text:list-item>
                <text:list-item>
                  <text:p text:style-name="P7">Implemented tracking routine for C00 antenna in Online_v2. When user gives command sendsacsrc then trkon, Online_v2 create one new thread which sends track command every 10 second. Sendsacsrc, goin, goout, trkon &amp; trkoff implemneted in Online V2. Tested it successfully with servo_client running on 192.168.8.112 machine. It is able to send new track parameters every 10 sec.</text:p>
                  <text:p text:style-name="P7"/>
                </text:list-item>
                <text:list-item>
                  <text:p text:style-name="P3">Went to S02 &amp; S04 antenna. Placed MCM cards there.</text:p>
                  <text:p text:style-name="P3">S02 MCM card IP 192.168.8.120 =&gt; configured as Fiber optics system of C00.</text:p>
                  <text:p text:style-name="P3">S04 MCM card IP 192.168.8.126 =&gt; configured as Front End system of C00.</text:p>
                  <text:p text:style-name="P3"/>
                </text:list-item>
                <text:list-item>
                  <text:p text:style-name="P3">Went through the document which Mr. Sachin shared regarding Online commands and gave a detailed explanation which commands needs to be implemented.</text:p>
                  <text:p text:style-name="P3"/>
                </text:list-item>
                <text:list-item>
                  <text:p text:style-name="P3">Interfaced DAS system code in Online_v2. Wrote das.h &amp; das.c file.</text:p>
                  <text:p text:style-name="P3">First level testing done by sending DAS init command to dasserver, Online_v2 received ACK from dasserver.</text:p>
                  <text:p text:style-name="P3"/>
                </text:list-item>
                <text:list-item>
                  <text:p text:style-name="P3">Set up the new Cisco Network switch for Lab testing with Mr. Mangesh. Tested it by connecting 8 MCM cards, working fine.</text:p>
                  <text:p text:style-name="P3"/>
                </text:list-item>
                <text:list-item>
                  <text:p text:style-name="P3">Went through online.h and CMDFRM.f &amp; commstat.c to understand how the project &amp; scan hdr file are written by Online. Wrote a program which reads a text file &amp; write a binary file of it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3-05T12:14:13</meta:creation-date>
    <dc:date>2014-03-05T12:27:26</dc:date>
    <dc:creator>teleset </dc:creator>
    <meta:editing-duration>PT13M13S</meta:editing-duration>
    <meta:editing-cycles>11</meta:editing-cycles>
    <meta:generator>LibreOffice/3.4$Linux LibreOffice_project/340m1$Build-602</meta:generator>
    <meta:document-statistic meta:table-count="0" meta:image-count="0" meta:object-count="0" meta:page-count="1" meta:paragraph-count="11" meta:word-count="222" meta:character-count="1306" meta:non-whitespace-character-count="1092"/>
  </office:meta>
</office:document-meta>
</file>